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" style:family="table-cell" style:parent-style-name="Default" style:data-style-name="N99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a (km) =</text:p>
          </table:table-cell>
          <table:table-cell office:value-type="float" office:value="7203.4" calcext:value-type="float">
            <text:p>7203,4</text:p>
          </table:table-cell>
          <table:table-cell/>
          <table:table-cell office:value-type="string" calcext:value-type="string">
            <text:p>Vc =</text:p>
          </table:table-cell>
          <table:table-cell table:formula="of:=ACOS(-[.B2])" office:value-type="float" office:value="1.57088952679503" calcext:value-type="float">
            <text:p>1,5708895268</text:p>
          </table:table-cell>
          <table:table-cell/>
          <table:table-cell office:value-type="string" calcext:value-type="string">
            <text:p>-2pi-vc</text:p>
          </table:table-cell>
          <table:table-cell table:formula="of:=-2*PI()-[.E1]" office:value-type="float" office:value="-7.85407483397462" calcext:value-type="float">
            <text:p>-7,854074834</text:p>
          </table:table-cell>
          <table:table-cell/>
          <table:table-cell table:style-name="ce1" office:value-type="string" calcext:value-type="string">
            <text:p><text:span text:style-name="T1">ω</text:span> (rad) =</text:p>
          </table:table-cell>
          <table:table-cell table:formula="of:=RADIANS(-[.B6])" office:value-type="float" office:value="-1.37881010907552" calcext:value-type="float">
            <text:p>-1,3788101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 =</text:p>
          </table:table-cell>
          <table:table-cell office:value-type="float" office:value="0.0000932" calcext:value-type="float">
            <text:p>0,0000932</text:p>
          </table:table-cell>
          <table:table-cell/>
          <table:table-cell office:value-type="string" calcext:value-type="string">
            <text:p>Tp =</text:p>
          </table:table-cell>
          <table:table-cell table:formula="of:=-( SQRT([.B1]^3 / [.B4]) )*( ASIN( (SQRT(1-[.B2]^2)*SIN([.K1])) / (1+[.B2]*COS([.K1])) )-( [.B2]*( (SQRT(1-[.B2]^2)*SIN([.K1])) / (1+[.B2]*COS([.K1])) )))" office:value-type="float" office:value="1335.00985847287" calcext:value-type="float">
            <text:p>1335,0098584729</text:p>
          </table:table-cell>
          <table:table-cell/>
          <table:table-cell office:value-type="string" calcext:value-type="string">
            <text:p>-2pi+vc</text:p>
          </table:table-cell>
          <table:table-cell table:formula="of:=-2*PI()+[.E1]" office:value-type="float" office:value="-4.71229578038455" calcext:value-type="float">
            <text:p>-4,7122957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(°) =</text:p>
          </table:table-cell>
          <table:table-cell office:value-type="float" office:value="98.7066" calcext:value-type="float">
            <text:p>98,7066</text:p>
          </table:table-cell>
          <table:table-cell table:number-columns-repeated="4"/>
          <table:table-cell office:value-type="string" calcext:value-type="string">
            <text:p>-vc</text:p>
          </table:table-cell>
          <table:table-cell table:formula="of:=-[.E1]" office:value-type="float" office:value="-1.57088952679503" calcext:value-type="float">
            <text:p>-1,5708895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µ (km³/s⁻²) =</text:p>
          </table:table-cell>
          <table:table-cell office:value-type="float" office:value="398600" calcext:value-type="float">
            <text:p>398600</text:p>
          </table:table-cell>
          <table:table-cell table:number-columns-repeated="4"/>
          <table:table-cell office:value-type="string" calcext:value-type="string">
            <text:p>+vc</text:p>
          </table:table-cell>
          <table:table-cell table:formula="of:=+[.E1]" office:value-type="float" office:value="1.57088952679503" calcext:value-type="float">
            <text:p>1,57088952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<text:span text:style-name="T1">Ω(t0) (°) =</text:span></text:p>
          </table:table-cell>
          <table:table-cell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+2pi-vc</text:p>
          </table:table-cell>
          <table:table-cell table:formula="of:=+2*PI()-[.E1]" office:value-type="float" office:value="4.71229578038455" calcext:value-type="float">
            <text:p>4,71229578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1">Ω</text:span> (°) =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string" calcext:value-type="string">
            <text:p>+2pi+vc</text:p>
          </table:table-cell>
          <table:table-cell table:formula="of:=2*PI()+[.E1]" office:value-type="float" office:value="7.85407483397462" calcext:value-type="float">
            <text:p>7,854074834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office:value-type="string" calcext:value-type="string">
            <text:p><text:span text:style-name="T1">ν</text:span> (°) =</text:p>
          </table:table-cell>
          <table:table-cell office:value-type="float" office:value="-120" calcext:value-type="float">
            <text:p>-120</text:p>
          </table:table-cell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<text:span text:style-name="T1">ν</text:span> (rad) =</text:p>
          </table:table-cell>
          <table:table-cell table:formula="of:=RADIANS([.B9])" office:value-type="float" office:value="-2.0943951023932" calcext:value-type="float">
            <text:p>-2,0943951024</text:p>
          </table:table-cell>
          <table:table-cell table:formula="of:=RADIANS([.C9])" office:value-type="float" office:value="-1.39626340159546" calcext:value-type="float">
            <text:p>-1,3962634016</text:p>
          </table:table-cell>
          <table:table-cell table:formula="of:=RADIANS([.D9])" office:value-type="float" office:value="-0.698131700797732" calcext:value-type="float">
            <text:p>-0,6981317008</text:p>
          </table:table-cell>
          <table:table-cell table:formula="of:=RADIANS([.E9])" office:value-type="float" office:value="0" calcext:value-type="float">
            <text:p>0</text:p>
          </table:table-cell>
          <table:table-cell table:formula="of:=RADIANS([.F9])" office:value-type="float" office:value="0.698131700797732" calcext:value-type="float">
            <text:p>0,6981317008</text:p>
          </table:table-cell>
          <table:table-cell table:formula="of:=RADIANS([.G9])" office:value-type="float" office:value="1.39626340159546" calcext:value-type="float">
            <text:p>1,3962634016</text:p>
          </table:table-cell>
          <table:table-cell table:formula="of:=RADIANS([.H9])" office:value-type="float" office:value="2.0943951023932" calcext:value-type="float">
            <text:p>2,0943951024</text:p>
          </table:table-cell>
          <table:table-cell table:formula="of:=RADIANS([.I9])" office:value-type="float" office:value="2.79252680319093" calcext:value-type="float">
            <text:p>2,7925268032</text:p>
          </table:table-cell>
          <table:table-cell table:formula="of:=RADIANS([.J9])" office:value-type="float" office:value="3.49065850398866" calcext:value-type="float">
            <text:p>3,490658504</text:p>
          </table:table-cell>
          <table:table-cell table:formula="of:=RADIANS([.K9])" office:value-type="float" office:value="4.18879020478639" calcext:value-type="float">
            <text:p>4,1887902048</text:p>
          </table:table-cell>
          <table:table-cell table:formula="of:=RADIANS([.L9])" office:value-type="float" office:value="4.88692190558412" calcext:value-type="float">
            <text:p>4,8869219056</text:p>
          </table:table-cell>
          <table:table-cell table:formula="of:=RADIANS([.M9])" office:value-type="float" office:value="5.58505360638185" calcext:value-type="float">
            <text:p>5,5850536064</text:p>
          </table:table-cell>
          <table:table-cell table:formula="of:=RADIANS([.N9])" office:value-type="float" office:value="6.28318530717959" calcext:value-type="float">
            <text:p>6,2831853072</text:p>
          </table:table-cell>
          <table:table-cell table:formula="of:=RADIANS([.O9])" office:value-type="float" office:value="6.98131700797732" calcext:value-type="float">
            <text:p>6,981317008</text:p>
          </table:table-cell>
          <table:table-cell table:formula="of:=RADIANS([.P9])" office:value-type="float" office:value="7.67944870877505" calcext:value-type="float">
            <text:p>7,6794487088</text:p>
          </table:table-cell>
        </table:table-row>
        <table:table-row table:style-name="ro1">
          <table:table-cell office:value-type="string" calcext:value-type="string">
            <text:p>le truc dedans <text:s/>=</text:p>
          </table:table-cell>
          <table:table-cell table:style-name="ce2" table:formula="of:=ASIN( (SQRT(1-[.$B$2]^2)*SIN([.B10])) / (1+[.$B$2]*COS([.B10])) )-( [.$B$2]*( (SQRT(1-[.$B$2]^2)*SIN([.B10])) / (1+[.$B$2]*COS([.B10])) ))" office:value-type="float" office:value="-1.04719754931632" calcext:value-type="float">
            <text:p>-1,0471975493</text:p>
          </table:table-cell>
          <table:table-cell table:style-name="ce2" table:formula="of:=ASIN( (SQRT(1-[.$B$2]^2)*SIN([.C10])) / (1+[.$B$2]*COS([.C10])) )-( [.$B$2]*( (SQRT(1-[.$B$2]^2)*SIN([.C10])) / (1+[.$B$2]*COS([.C10])) ))" office:value-type="float" office:value="-1.39607983565869" calcext:value-type="float">
            <text:p>-1,3960798357</text:p>
          </table:table-cell>
          <table:table-cell table:style-name="ce2" table:formula="of:=ASIN( (SQRT(1-[.$B$2]^2)*SIN([.D10])) / (1+[.$B$2]*COS([.D10])) )-( [.$B$2]*( (SQRT(1-[.$B$2]^2)*SIN([.D10])) / (1+[.$B$2]*COS([.D10])) ))" office:value-type="float" office:value="-0.69801189160276" calcext:value-type="float">
            <text:p>-0,6980118916</text:p>
          </table:table-cell>
          <table:table-cell table:style-name="ce2" table:formula="of:=ASIN( (SQRT(1-[.$B$2]^2)*SIN([.E10])) / (1+[.$B$2]*COS([.E10])) )-( [.$B$2]*( (SQRT(1-[.$B$2]^2)*SIN([.E10])) / (1+[.$B$2]*COS([.E10])) ))" office:value-type="float" office:value="0" calcext:value-type="float">
            <text:p>0</text:p>
          </table:table-cell>
          <table:table-cell table:style-name="ce2" table:formula="of:=ASIN( (SQRT(1-[.$B$2]^2)*SIN([.F10])) / (1+[.$B$2]*COS([.F10])) )-( [.$B$2]*( (SQRT(1-[.$B$2]^2)*SIN([.F10])) / (1+[.$B$2]*COS([.F10])) ))" office:value-type="float" office:value="0.69801189160276" calcext:value-type="float">
            <text:p>0,6980118916</text:p>
          </table:table-cell>
          <table:table-cell table:style-name="ce2" table:formula="of:=ASIN( (SQRT(1-[.$B$2]^2)*SIN([.G10])) / (1+[.$B$2]*COS([.G10])) )-( [.$B$2]*( (SQRT(1-[.$B$2]^2)*SIN([.G10])) / (1+[.$B$2]*COS([.G10])) ))" office:value-type="float" office:value="1.39607983565869" calcext:value-type="float">
            <text:p>1,3960798357</text:p>
          </table:table-cell>
          <table:table-cell table:style-name="ce2" table:formula="of:=ASIN( (SQRT(1-[.$B$2]^2)*SIN([.H10])) / (1+[.$B$2]*COS([.H10])) )-( [.$B$2]*( (SQRT(1-[.$B$2]^2)*SIN([.H10])) / (1+[.$B$2]*COS([.H10])) ))" office:value-type="float" office:value="1.04719754931632" calcext:value-type="float">
            <text:p>1,0471975493</text:p>
          </table:table-cell>
          <table:table-cell table:style-name="ce2" table:formula="of:=ASIN( (SQRT(1-[.$B$2]^2)*SIN([.I10])) / (1+[.$B$2]*COS([.I10])) )-( [.$B$2]*( (SQRT(1-[.$B$2]^2)*SIN([.I10])) / (1+[.$B$2]*COS([.I10])) ))" office:value-type="float" office:value="0.349065849003036" calcext:value-type="float">
            <text:p>0,349065849</text:p>
          </table:table-cell>
          <table:table-cell table:style-name="ce2" table:formula="of:=ASIN( (SQRT(1-[.$B$2]^2)*SIN([.J10])) / (1+[.$B$2]*COS([.J10])) )-( [.$B$2]*( (SQRT(1-[.$B$2]^2)*SIN([.J10])) / (1+[.$B$2]*COS([.J10])) ))" office:value-type="float" office:value="-0.349065849003036" calcext:value-type="float">
            <text:p>-0,349065849</text:p>
          </table:table-cell>
          <table:table-cell table:style-name="ce2" table:formula="of:=ASIN( (SQRT(1-[.$B$2]^2)*SIN([.K10])) / (1+[.$B$2]*COS([.K10])) )-( [.$B$2]*( (SQRT(1-[.$B$2]^2)*SIN([.K10])) / (1+[.$B$2]*COS([.K10])) ))" office:value-type="float" office:value="-1.04719754931632" calcext:value-type="float">
            <text:p>-1,0471975493</text:p>
          </table:table-cell>
          <table:table-cell table:style-name="ce2" table:formula="of:=ASIN( (SQRT(1-[.$B$2]^2)*SIN([.L10])) / (1+[.$B$2]*COS([.L10])) )-( [.$B$2]*( (SQRT(1-[.$B$2]^2)*SIN([.L10])) / (1+[.$B$2]*COS([.L10])) ))" office:value-type="float" office:value="-1.39607983565869" calcext:value-type="float">
            <text:p>-1,3960798357</text:p>
          </table:table-cell>
          <table:table-cell table:style-name="ce2" table:formula="of:=ASIN( (SQRT(1-[.$B$2]^2)*SIN([.M10])) / (1+[.$B$2]*COS([.M10])) )-( [.$B$2]*( (SQRT(1-[.$B$2]^2)*SIN([.M10])) / (1+[.$B$2]*COS([.M10])) ))" office:value-type="float" office:value="-0.69801189160276" calcext:value-type="float">
            <text:p>-0,6980118916</text:p>
          </table:table-cell>
          <table:table-cell table:style-name="ce2" table:formula="of:=ASIN( (SQRT(1-[.$B$2]^2)*SIN([.N10])) / (1+[.$B$2]*COS([.N10])) )-( [.$B$2]*( (SQRT(1-[.$B$2]^2)*SIN([.N10])) / (1+[.$B$2]*COS([.N10])) ))" office:value-type="float" office:value="-2.44883708187873E-016" calcext:value-type="float">
            <text:p>-2,44883708187873E-16</text:p>
          </table:table-cell>
          <table:table-cell table:style-name="ce2" table:formula="of:=ASIN( (SQRT(1-[.$B$2]^2)*SIN([.O10])) / (1+[.$B$2]*COS([.O10])) )-( [.$B$2]*( (SQRT(1-[.$B$2]^2)*SIN([.O10])) / (1+[.$B$2]*COS([.O10])) ))" office:value-type="float" office:value="0.69801189160276" calcext:value-type="float">
            <text:p>0,6980118916</text:p>
          </table:table-cell>
          <table:table-cell table:style-name="ce2" table:formula="of:=ASIN( (SQRT(1-[.$B$2]^2)*SIN([.P10])) / (1+[.$B$2]*COS([.P10])) )-( [.$B$2]*( (SQRT(1-[.$B$2]^2)*SIN([.P10])) / (1+[.$B$2]*COS([.P10])) ))" office:value-type="float" office:value="1.39607983565869" calcext:value-type="float">
            <text:p>1,3960798357</text:p>
          </table:table-cell>
        </table:table-row>
        <table:table-row table:style-name="ro1">
          <table:table-cell office:value-type="string" calcext:value-type="string">
            <text:p>t (s) =</text:p>
          </table:table-cell>
          <table:table-cell table:formula="of:=IF(AND([.B10] &gt; [.$H$1]; [.B10] &lt; [.$H$2]); SQRT([.$B$1]^3 / [.$B$4] ) * (-2*PI() - [.B11]) + [.$E$2]; IF(AND([.B10] &gt; [.$H$2]; [.B10] &lt; [.$H$3]); SQRT([.$B$1]^3 / [.$B$4] ) * (-PI() - [.B11]) + [.$E$2]; IF(AND([.B10] &gt; [.$H$3]; [.B10] &lt; [.$H$4]); SQRT([.$B$1]^3 / [.$B$4] ) * ([.B11]) + [.$E$2]; IF(AND([.B10] &gt; [.$H$4]; [.B10] &lt; [.$H$5]); SQRT([.$B$1]^3 / [.$B$4] ) * (+PI() - [.B11]) + [.$E$2]; IF(AND([.B10] &gt; [.$H$5]; [.B10] &lt; [.$H$6]); SQRT([.$B$1]^3 / [.$B$4] ) * (2*PI() + [.B11]) + [.$E$2]; &quot;WTF&quot;)))))" office:value-type="float" office:value="-693.122359663103" calcext:value-type="float">
            <text:p>-693,1223596631</text:p>
          </table:table-cell>
          <table:table-cell table:formula="of:=IF(AND([.C10] &gt; [.$H$1]; [.C10] &lt; [.$H$2]); SQRT([.$B$1]^3 / [.$B$4] ) * (-2*PI() - [.C11]) + [.$E$2]; IF(AND([.C10] &gt; [.$H$2]; [.C10] &lt; [.$H$3]); SQRT([.$B$1]^3 / [.$B$4] ) * (-PI() - [.C11]) + [.$E$2]; IF(AND([.C10] &gt; [.$H$3]; [.C10] &lt; [.$H$4]); SQRT([.$B$1]^3 / [.$B$4] ) * ([.C11]) + [.$E$2]; IF(AND([.C10] &gt; [.$H$4]; [.C10] &lt; [.$H$5]); SQRT([.$B$1]^3 / [.$B$4] ) * (+PI() - [.C11]) + [.$E$2]; IF(AND([.C10] &gt; [.$H$5]; [.C10] &lt; [.$H$6]); SQRT([.$B$1]^3 / [.$B$4] ) * (2*PI() + [.C11]) + [.$E$2]; &quot;WTF&quot;)))))" office:value-type="float" office:value="-16.9005274958561" calcext:value-type="float">
            <text:p>-16,9005274959</text:p>
          </table:table-cell>
          <table:table-cell table:formula="of:=IF(AND([.D10] &gt; [.$H$1]; [.D10] &lt; [.$H$2]); SQRT([.$B$1]^3 / [.$B$4] ) * (-2*PI() - [.D11]) + [.$E$2]; IF(AND([.D10] &gt; [.$H$2]; [.D10] &lt; [.$H$3]); SQRT([.$B$1]^3 / [.$B$4] ) * (-PI() - [.D11]) + [.$E$2]; IF(AND([.D10] &gt; [.$H$3]; [.D10] &lt; [.$H$4]); SQRT([.$B$1]^3 / [.$B$4] ) * ([.D11]) + [.$E$2]; IF(AND([.D10] &gt; [.$H$4]; [.D10] &lt; [.$H$5]); SQRT([.$B$1]^3 / [.$B$4] ) * (+PI() - [.D11]) + [.$E$2]; IF(AND([.D10] &gt; [.$H$5]; [.D10] &lt; [.$H$6]); SQRT([.$B$1]^3 / [.$B$4] ) * (2*PI() + [.D11]) + [.$E$2]; &quot;WTF&quot;)))))" office:value-type="float" office:value="659.081805015798" calcext:value-type="float">
            <text:p>659,0818050158</text:p>
          </table:table-cell>
          <table:table-cell table:formula="of:=IF(AND([.E10] &gt; [.$H$1]; [.E10] &lt; [.$H$2]); SQRT([.$B$1]^3 / [.$B$4] ) * (-2*PI() - [.E11]) + [.$E$2]; IF(AND([.E10] &gt; [.$H$2]; [.E10] &lt; [.$H$3]); SQRT([.$B$1]^3 / [.$B$4] ) * (-PI() - [.E11]) + [.$E$2]; IF(AND([.E10] &gt; [.$H$3]; [.E10] &lt; [.$H$4]); SQRT([.$B$1]^3 / [.$B$4] ) * ([.E11]) + [.$E$2]; IF(AND([.E10] &gt; [.$H$4]; [.E10] &lt; [.$H$5]); SQRT([.$B$1]^3 / [.$B$4] ) * (+PI() - [.E11]) + [.$E$2]; IF(AND([.E10] &gt; [.$H$5]; [.E10] &lt; [.$H$6]); SQRT([.$B$1]^3 / [.$B$4] ) * (2*PI() + [.E11]) + [.$E$2]; &quot;WTF&quot;)))))" office:value-type="float" office:value="1335.00985847287" calcext:value-type="float">
            <text:p>1335,0098584729</text:p>
          </table:table-cell>
          <table:table-cell table:formula="of:=IF(AND([.F10] &gt; [.$H$1]; [.F10] &lt; [.$H$2]); SQRT([.$B$1]^3 / [.$B$4] ) * (-2*PI() - [.F11]) + [.$E$2]; IF(AND([.F10] &gt; [.$H$2]; [.F10] &lt; [.$H$3]); SQRT([.$B$1]^3 / [.$B$4] ) * (-PI() - [.F11]) + [.$E$2]; IF(AND([.F10] &gt; [.$H$3]; [.F10] &lt; [.$H$4]); SQRT([.$B$1]^3 / [.$B$4] ) * ([.F11]) + [.$E$2]; IF(AND([.F10] &gt; [.$H$4]; [.F10] &lt; [.$H$5]); SQRT([.$B$1]^3 / [.$B$4] ) * (+PI() - [.F11]) + [.$E$2]; IF(AND([.F10] &gt; [.$H$5]; [.F10] &lt; [.$H$6]); SQRT([.$B$1]^3 / [.$B$4] ) * (2*PI() + [.F11]) + [.$E$2]; &quot;WTF&quot;)))))" office:value-type="float" office:value="2010.93791192995" calcext:value-type="float">
            <text:p>2010,93791193</text:p>
          </table:table-cell>
          <table:table-cell table:formula="of:=IF(AND([.G10] &gt; [.$H$1]; [.G10] &lt; [.$H$2]); SQRT([.$B$1]^3 / [.$B$4] ) * (-2*PI() - [.G11]) + [.$E$2]; IF(AND([.G10] &gt; [.$H$2]; [.G10] &lt; [.$H$3]); SQRT([.$B$1]^3 / [.$B$4] ) * (-PI() - [.G11]) + [.$E$2]; IF(AND([.G10] &gt; [.$H$3]; [.G10] &lt; [.$H$4]); SQRT([.$B$1]^3 / [.$B$4] ) * ([.G11]) + [.$E$2]; IF(AND([.G10] &gt; [.$H$4]; [.G10] &lt; [.$H$5]); SQRT([.$B$1]^3 / [.$B$4] ) * (+PI() - [.G11]) + [.$E$2]; IF(AND([.G10] &gt; [.$H$5]; [.G10] &lt; [.$H$6]); SQRT([.$B$1]^3 / [.$B$4] ) * (2*PI() + [.G11]) + [.$E$2]; &quot;WTF&quot;)))))" office:value-type="float" office:value="2686.9202444416" calcext:value-type="float">
            <text:p>2686,9202444416</text:p>
          </table:table-cell>
          <table:table-cell table:formula="of:=IF(AND([.H10] &gt; [.$H$1]; [.H10] &lt; [.$H$2]); SQRT([.$B$1]^3 / [.$B$4] ) * (-2*PI() - [.H11]) + [.$E$2]; IF(AND([.H10] &gt; [.$H$2]; [.H10] &lt; [.$H$3]); SQRT([.$B$1]^3 / [.$B$4] ) * (-PI() - [.H11]) + [.$E$2]; IF(AND([.H10] &gt; [.$H$3]; [.H10] &lt; [.$H$4]); SQRT([.$B$1]^3 / [.$B$4] ) * ([.H11]) + [.$E$2]; IF(AND([.H10] &gt; [.$H$4]; [.H10] &lt; [.$H$5]); SQRT([.$B$1]^3 / [.$B$4] ) * (+PI() - [.H11]) + [.$E$2]; IF(AND([.H10] &gt; [.$H$5]; [.H10] &lt; [.$H$6]); SQRT([.$B$1]^3 / [.$B$4] ) * (2*PI() + [.H11]) + [.$E$2]; &quot;WTF&quot;)))))" office:value-type="float" office:value="3363.14207660885" calcext:value-type="float">
            <text:p>3363,1420766089</text:p>
          </table:table-cell>
          <table:table-cell table:formula="of:=IF(AND([.I10] &gt; [.$H$1]; [.I10] &lt; [.$H$2]); SQRT([.$B$1]^3 / [.$B$4] ) * (-2*PI() - [.I11]) + [.$E$2]; IF(AND([.I10] &gt; [.$H$2]; [.I10] &lt; [.$H$3]); SQRT([.$B$1]^3 / [.$B$4] ) * (-PI() - [.I11]) + [.$E$2]; IF(AND([.I10] &gt; [.$H$3]; [.I10] &lt; [.$H$4]); SQRT([.$B$1]^3 / [.$B$4] ) * ([.I11]) + [.$E$2]; IF(AND([.I10] &gt; [.$H$4]; [.I10] &lt; [.$H$5]); SQRT([.$B$1]^3 / [.$B$4] ) * (+PI() - [.I11]) + [.$E$2]; IF(AND([.I10] &gt; [.$H$5]; [.I10] &lt; [.$H$6]); SQRT([.$B$1]^3 / [.$B$4] ) * (2*PI() + [.I11]) + [.$E$2]; &quot;WTF&quot;)))))" office:value-type="float" office:value="4039.18614824479" calcext:value-type="float">
            <text:p>4039,1861482448</text:p>
          </table:table-cell>
          <table:table-cell table:formula="of:=IF(AND([.J10] &gt; [.$H$1]; [.J10] &lt; [.$H$2]); SQRT([.$B$1]^3 / [.$B$4] ) * (-2*PI() - [.J11]) + [.$E$2]; IF(AND([.J10] &gt; [.$H$2]; [.J10] &lt; [.$H$3]); SQRT([.$B$1]^3 / [.$B$4] ) * (-PI() - [.J11]) + [.$E$2]; IF(AND([.J10] &gt; [.$H$3]; [.J10] &lt; [.$H$4]); SQRT([.$B$1]^3 / [.$B$4] ) * ([.J11]) + [.$E$2]; IF(AND([.J10] &gt; [.$H$4]; [.J10] &lt; [.$H$5]); SQRT([.$B$1]^3 / [.$B$4] ) * (+PI() - [.J11]) + [.$E$2]; IF(AND([.J10] &gt; [.$H$5]; [.J10] &lt; [.$H$6]); SQRT([.$B$1]^3 / [.$B$4] ) * (2*PI() + [.J11]) + [.$E$2]; &quot;WTF&quot;)))))" office:value-type="float" office:value="4715.23021764652" calcext:value-type="float">
            <text:p>4715,2302176465</text:p>
          </table:table-cell>
          <table:table-cell table:formula="of:=IF(AND([.K10] &gt; [.$H$1]; [.K10] &lt; [.$H$2]); SQRT([.$B$1]^3 / [.$B$4] ) * (-2*PI() - [.K11]) + [.$E$2]; IF(AND([.K10] &gt; [.$H$2]; [.K10] &lt; [.$H$3]); SQRT([.$B$1]^3 / [.$B$4] ) * (-PI() - [.K11]) + [.$E$2]; IF(AND([.K10] &gt; [.$H$3]; [.K10] &lt; [.$H$4]); SQRT([.$B$1]^3 / [.$B$4] ) * ([.K11]) + [.$E$2]; IF(AND([.K10] &gt; [.$H$4]; [.K10] &lt; [.$H$5]); SQRT([.$B$1]^3 / [.$B$4] ) * (+PI() - [.K11]) + [.$E$2]; IF(AND([.K10] &gt; [.$H$5]; [.K10] &lt; [.$H$6]); SQRT([.$B$1]^3 / [.$B$4] ) * (2*PI() + [.K11]) + [.$E$2]; &quot;WTF&quot;)))))" office:value-type="float" office:value="5391.27428928247" calcext:value-type="float">
            <text:p>5391,2742892825</text:p>
          </table:table-cell>
          <table:table-cell table:formula="of:=IF(AND([.L10] &gt; [.$H$1]; [.L10] &lt; [.$H$2]); SQRT([.$B$1]^3 / [.$B$4] ) * (-2*PI() - [.L11]) + [.$E$2]; IF(AND([.L10] &gt; [.$H$2]; [.L10] &lt; [.$H$3]); SQRT([.$B$1]^3 / [.$B$4] ) * (-PI() - [.L11]) + [.$E$2]; IF(AND([.L10] &gt; [.$H$3]; [.L10] &lt; [.$H$4]); SQRT([.$B$1]^3 / [.$B$4] ) * ([.L11]) + [.$E$2]; IF(AND([.L10] &gt; [.$H$4]; [.L10] &lt; [.$H$5]); SQRT([.$B$1]^3 / [.$B$4] ) * (+PI() - [.L11]) + [.$E$2]; IF(AND([.L10] &gt; [.$H$5]; [.L10] &lt; [.$H$6]); SQRT([.$B$1]^3 / [.$B$4] ) * (2*PI() + [.L11]) + [.$E$2]; &quot;WTF&quot;)))))" office:value-type="float" office:value="6067.49612144971" calcext:value-type="float">
            <text:p>6067,4961214497</text:p>
          </table:table-cell>
          <table:table-cell table:formula="of:=IF(AND([.M10] &gt; [.$H$1]; [.M10] &lt; [.$H$2]); SQRT([.$B$1]^3 / [.$B$4] ) * (-2*PI() - [.M11]) + [.$E$2]; IF(AND([.M10] &gt; [.$H$2]; [.M10] &lt; [.$H$3]); SQRT([.$B$1]^3 / [.$B$4] ) * (-PI() - [.M11]) + [.$E$2]; IF(AND([.M10] &gt; [.$H$3]; [.M10] &lt; [.$H$4]); SQRT([.$B$1]^3 / [.$B$4] ) * ([.M11]) + [.$E$2]; IF(AND([.M10] &gt; [.$H$4]; [.M10] &lt; [.$H$5]); SQRT([.$B$1]^3 / [.$B$4] ) * (+PI() - [.M11]) + [.$E$2]; IF(AND([.M10] &gt; [.$H$5]; [.M10] &lt; [.$H$6]); SQRT([.$B$1]^3 / [.$B$4] ) * (2*PI() + [.M11]) + [.$E$2]; &quot;WTF&quot;)))))" office:value-type="float" office:value="6743.47845396137" calcext:value-type="float">
            <text:p>6743,4784539614</text:p>
          </table:table-cell>
          <table:table-cell table:formula="of:=IF(AND([.N10] &gt; [.$H$1]; [.N10] &lt; [.$H$2]); SQRT([.$B$1]^3 / [.$B$4] ) * (-2*PI() - [.N11]) + [.$E$2]; IF(AND([.N10] &gt; [.$H$2]; [.N10] &lt; [.$H$3]); SQRT([.$B$1]^3 / [.$B$4] ) * (-PI() - [.N11]) + [.$E$2]; IF(AND([.N10] &gt; [.$H$3]; [.N10] &lt; [.$H$4]); SQRT([.$B$1]^3 / [.$B$4] ) * ([.N11]) + [.$E$2]; IF(AND([.N10] &gt; [.$H$4]; [.N10] &lt; [.$H$5]); SQRT([.$B$1]^3 / [.$B$4] ) * (+PI() - [.N11]) + [.$E$2]; IF(AND([.N10] &gt; [.$H$5]; [.N10] &lt; [.$H$6]); SQRT([.$B$1]^3 / [.$B$4] ) * (2*PI() + [.N11]) + [.$E$2]; &quot;WTF&quot;)))))" office:value-type="float" office:value="7419.40650741844" calcext:value-type="float">
            <text:p>7419,4065074184</text:p>
          </table:table-cell>
          <table:table-cell table:formula="of:=IF(AND([.O10] &gt; [.$H$1]; [.O10] &lt; [.$H$2]); SQRT([.$B$1]^3 / [.$B$4] ) * (-2*PI() - [.O11]) + [.$E$2]; IF(AND([.O10] &gt; [.$H$2]; [.O10] &lt; [.$H$3]); SQRT([.$B$1]^3 / [.$B$4] ) * (-PI() - [.O11]) + [.$E$2]; IF(AND([.O10] &gt; [.$H$3]; [.O10] &lt; [.$H$4]); SQRT([.$B$1]^3 / [.$B$4] ) * ([.O11]) + [.$E$2]; IF(AND([.O10] &gt; [.$H$4]; [.O10] &lt; [.$H$5]); SQRT([.$B$1]^3 / [.$B$4] ) * (+PI() - [.O11]) + [.$E$2]; IF(AND([.O10] &gt; [.$H$5]; [.O10] &lt; [.$H$6]); SQRT([.$B$1]^3 / [.$B$4] ) * (2*PI() + [.O11]) + [.$E$2]; &quot;WTF&quot;)))))" office:value-type="float" office:value="8095.33456087552" calcext:value-type="float">
            <text:p>8095,3345608755</text:p>
          </table:table-cell>
          <table:table-cell table:formula="of:=IF(AND([.P10] &gt; [.$H$1]; [.P10] &lt; [.$H$2]); SQRT([.$B$1]^3 / [.$B$4] ) * (-2*PI() - [.P11]) + [.$E$2]; IF(AND([.P10] &gt; [.$H$2]; [.P10] &lt; [.$H$3]); SQRT([.$B$1]^3 / [.$B$4] ) * (-PI() - [.P11]) + [.$E$2]; IF(AND([.P10] &gt; [.$H$3]; [.P10] &lt; [.$H$4]); SQRT([.$B$1]^3 / [.$B$4] ) * ([.P11]) + [.$E$2]; IF(AND([.P10] &gt; [.$H$4]; [.P10] &lt; [.$H$5]); SQRT([.$B$1]^3 / [.$B$4] ) * (+PI() - [.P11]) + [.$E$2]; IF(AND([.P10] &gt; [.$H$5]; [.P10] &lt; [.$H$6]); SQRT([.$B$1]^3 / [.$B$4] ) * (2*PI() + [.P11]) + [.$E$2]; &quot;WTF&quot;)))))" office:value-type="float" office:value="8771.31689338717" calcext:value-type="float">
            <text:p>8771,3168933872</text:p>
          </table:table-cell>
        </table:table-row>
        <table:table-row table:style-name="ro1">
          <table:table-cell office:value-type="string" calcext:value-type="string">
            <text:p>La (°) =</text:p>
          </table:table-cell>
          <table:table-cell table:formula="of:=DEGREES(ASIN(SIN(RADIANS([.$B$3]))*SIN(-[.$K$1]+[.B10])))" office:value-type="float" office:value="-40.4285210530231" calcext:value-type="float">
            <text:p>-40,428521053</text:p>
          </table:table-cell>
          <table:table-cell table:formula="of:=DEGREES(ASIN(SIN(RADIANS([.$B$3]))*SIN(-[.$K$1]+[.C10])))" office:value-type="float" office:value="-0.988475306175289" calcext:value-type="float">
            <text:p>-0,9884753062</text:p>
          </table:table-cell>
          <table:table-cell table:formula="of:=DEGREES(ASIN(SIN(RADIANS([.$B$3]))*SIN(-[.$K$1]+[.D10])))" office:value-type="float" office:value="38.4673370961413" calcext:value-type="float">
            <text:p>38,4673370961</text:p>
          </table:table-cell>
          <table:table-cell table:formula="of:=DEGREES(ASIN(SIN(RADIANS([.$B$3]))*SIN(-[.$K$1]+[.E10])))" office:value-type="float" office:value="76.0046506458161" calcext:value-type="float">
            <text:p>76,0046506458</text:p>
          </table:table-cell>
          <table:table-cell table:formula="of:=DEGREES(ASIN(SIN(RADIANS([.$B$3]))*SIN(-[.$K$1]+[.F10])))" office:value-type="float" office:value="59.8303334226262" calcext:value-type="float">
            <text:p>59,8303334226</text:p>
          </table:table-cell>
          <table:table-cell table:formula="of:=DEGREES(ASIN(SIN(RADIANS([.$B$3]))*SIN(-[.$K$1]+[.G10])))" office:value-type="float" office:value="20.7467675986015" calcext:value-type="float">
            <text:p>20,7467675986</text:p>
          </table:table-cell>
          <table:table-cell table:formula="of:=DEGREES(ASIN(SIN(RADIANS([.$B$3]))*SIN(-[.$K$1]+[.H10])))" office:value-type="float" office:value="-18.7728120447655" calcext:value-type="float">
            <text:p>-18,7728120448</text:p>
          </table:table-cell>
          <table:table-cell table:formula="of:=DEGREES(ASIN(SIN(RADIANS([.$B$3]))*SIN(-[.$K$1]+[.I10])))" office:value-type="float" office:value="-57.918094115732" calcext:value-type="float">
            <text:p>-57,9180941157</text:p>
          </table:table-cell>
          <table:table-cell table:formula="of:=DEGREES(ASIN(SIN(RADIANS([.$B$3]))*SIN(-[.$K$1]+[.J10])))" office:value-type="float" office:value="-77.5028231963222" calcext:value-type="float">
            <text:p>-77,5028231963</text:p>
          </table:table-cell>
          <table:table-cell table:formula="of:=DEGREES(ASIN(SIN(RADIANS([.$B$3]))*SIN(-[.$K$1]+[.K10])))" office:value-type="float" office:value="-40.4285210530231" calcext:value-type="float">
            <text:p>-40,428521053</text:p>
          </table:table-cell>
          <table:table-cell table:formula="of:=DEGREES(ASIN(SIN(RADIANS([.$B$3]))*SIN(-[.$K$1]+[.L10])))" office:value-type="float" office:value="-0.988475306175341" calcext:value-type="float">
            <text:p>-0,9884753062</text:p>
          </table:table-cell>
          <table:table-cell table:formula="of:=DEGREES(ASIN(SIN(RADIANS([.$B$3]))*SIN(-[.$K$1]+[.M10])))" office:value-type="float" office:value="38.4673370961413" calcext:value-type="float">
            <text:p>38,4673370961</text:p>
          </table:table-cell>
          <table:table-cell table:formula="of:=DEGREES(ASIN(SIN(RADIANS([.$B$3]))*SIN(-[.$K$1]+[.N10])))" office:value-type="float" office:value="76.004650645816" calcext:value-type="float">
            <text:p>76,0046506458</text:p>
          </table:table-cell>
          <table:table-cell table:formula="of:=DEGREES(ASIN(SIN(RADIANS([.$B$3]))*SIN(-[.$K$1]+[.O10])))" office:value-type="float" office:value="59.8303334226262" calcext:value-type="float">
            <text:p>59,8303334226</text:p>
          </table:table-cell>
          <table:table-cell table:formula="of:=DEGREES(ASIN(SIN(RADIANS([.$B$3]))*SIN(-[.$K$1]+[.P10])))" office:value-type="float" office:value="20.7467675986015" calcext:value-type="float">
            <text:p>20,7467675986</text:p>
          </table:table-cell>
        </table:table-row>
        <table:table-row table:style-name="ro1">
          <table:table-cell office:value-type="string" calcext:value-type="string">
            <text:p>le truc dedans <text:s/>=</text:p>
          </table:table-cell>
          <table:table-cell table:style-name="ce3" table:formula="of:=TAN(RADIANS([.B13]))/TAN(RADIANS([.$B$3]))" office:value-type="float" office:value="0.130463341516659" calcext:value-type="float">
            <text:p>0,1304633415</text:p>
          </table:table-cell>
          <table:table-cell table:style-name="ce3" table:formula="of:=TAN(RADIANS([.C13]))/TAN(RADIANS([.$B$3]))" office:value-type="float" office:value="0.0026422457416067" calcext:value-type="float">
            <text:p>0,0026422457</text:p>
          </table:table-cell>
          <table:table-cell table:style-name="ce3" table:formula="of:=TAN(RADIANS([.D13]))/TAN(RADIANS([.$B$3]))" office:value-type="float" office:value="-0.12167010099545" calcext:value-type="float">
            <text:p>-0,121670101</text:p>
          </table:table-cell>
          <table:table-cell table:style-name="ce3" table:formula="of:=TAN(RADIANS([.E13]))/TAN(RADIANS([.$B$3]))" office:value-type="float" office:value="-0.614421017726367" calcext:value-type="float">
            <text:p>-0,6144210177</text:p>
          </table:table-cell>
          <table:table-cell table:style-name="ce3" table:formula="of:=TAN(RADIANS([.F13]))/TAN(RADIANS([.$B$3]))" office:value-type="float" office:value="-0.263440531885662" calcext:value-type="float">
            <text:p>-0,2634405319</text:p>
          </table:table-cell>
          <table:table-cell table:style-name="ce3" table:formula="of:=TAN(RADIANS([.G13]))/TAN(RADIANS([.$B$3]))" office:value-type="float" office:value="-0.0580094468992398" calcext:value-type="float">
            <text:p>-0,0580094469</text:p>
          </table:table-cell>
          <table:table-cell table:style-name="ce3" table:formula="of:=TAN(RADIANS([.H13]))/TAN(RADIANS([.$B$3]))" office:value-type="float" office:value="0.0520518261638425" calcext:value-type="float">
            <text:p>0,0520518262</text:p>
          </table:table-cell>
          <table:table-cell table:style-name="ce3" table:formula="of:=TAN(RADIANS([.I13]))/TAN(RADIANS([.$B$3]))" office:value-type="float" office:value="0.24429646022204" calcext:value-type="float">
            <text:p>0,2442964602</text:p>
          </table:table-cell>
          <table:table-cell table:style-name="ce3" table:formula="of:=TAN(RADIANS([.J13]))/TAN(RADIANS([.$B$3]))" office:value-type="float" office:value="0.690928279277275" calcext:value-type="float">
            <text:p>0,6909282793</text:p>
          </table:table-cell>
          <table:table-cell table:style-name="ce3" table:formula="of:=TAN(RADIANS([.K13]))/TAN(RADIANS([.$B$3]))" office:value-type="float" office:value="0.130463341516659" calcext:value-type="float">
            <text:p>0,1304633415</text:p>
          </table:table-cell>
          <table:table-cell table:style-name="ce3" table:formula="of:=TAN(RADIANS([.L13]))/TAN(RADIANS([.$B$3]))" office:value-type="float" office:value="0.00264224574160684" calcext:value-type="float">
            <text:p>0,0026422457</text:p>
          </table:table-cell>
          <table:table-cell table:style-name="ce3" table:formula="of:=TAN(RADIANS([.M13]))/TAN(RADIANS([.$B$3]))" office:value-type="float" office:value="-0.12167010099545" calcext:value-type="float">
            <text:p>-0,121670101</text:p>
          </table:table-cell>
          <table:table-cell table:style-name="ce3" table:formula="of:=TAN(RADIANS([.N13]))/TAN(RADIANS([.$B$3]))" office:value-type="float" office:value="-0.614421017726364" calcext:value-type="float">
            <text:p>-0,6144210177</text:p>
          </table:table-cell>
          <table:table-cell table:style-name="ce3" table:formula="of:=TAN(RADIANS([.O13]))/TAN(RADIANS([.$B$3]))" office:value-type="float" office:value="-0.263440531885662" calcext:value-type="float">
            <text:p>-0,2634405319</text:p>
          </table:table-cell>
          <table:table-cell table:style-name="ce3" table:formula="of:=TAN(RADIANS([.P13]))/TAN(RADIANS([.$B$3]))" office:value-type="float" office:value="-0.0580094468992398" calcext:value-type="float">
            <text:p>-0,0580094469</text:p>
          </table:table-cell>
        </table:table-row>
        <table:table-row table:style-name="ro1">
          <table:table-cell office:value-type="string" calcext:value-type="string">
            <text:p>Lo (°) =</text:p>
          </table:table-cell>
          <table:table-cell table:style-name="ce4" table:formula="of:=IF(AND([.B10]&gt;[.$K$1]-RADIANS(270); [.B10]&lt;[.$K$1]-RADIANS(90)); ASIN(-RADIANS(180)-[.B14]); IF(AND([.B10]&gt;[.$K$1]-RADIANS(90); [.B10]&lt;[.$K$1]+RADIANS(90)); ASIN([.B14]); IF(AND([.B10]&gt;[.$K$1]+RADIANS(90); [.B10]&lt;[.$K$1]+RADIANS(270)); ASIN(RADIANS(180)-[.B14]); &quot;WTF&quot;)))" office:value-type="boolean" office:boolean-value="0.13083630112443" calcext:value-type="boolean">
            <text:p>VRAI</text:p>
          </table:table-cell>
          <table:table-cell table:style-name="ce4" table:formula="of:= DEGREES(IF(AND([.C10] &gt; [.$K$1]-RADIANS(270); [.C10] &lt; [.$K$1] - RADIANS(90)); ASIN(+RADIANS(180)-[.C14]); IF(AND([.C10] &gt; [.$K$1] - RADIANS(90); [.C10] &lt; [.L1] + RADIANS(90)); ASIN([.C14]); IF(AND([.C10] &gt; [.$K$1] + RADIANS(90); [.C10] &lt; [.$K$1] + RADIANS(270)); ASIN(RADIANS(180)-[.C14]); &quot;WTF&quot;))))" office:value-type="boolean" office:boolean-value="0.15138970558442" calcext:value-type="boolean">
            <text:p>VRAI</text:p>
          </table:table-cell>
          <table:table-cell table:style-name="ce4" table:formula="of:= DEGREES(IF(AND([.D10] &gt; [.$K$1]-RADIANS(270); [.D10] &lt; [.$K$1] - RADIANS(90)); ASIN(+RADIANS(180)-[.D14]); IF(AND([.D10] &gt; [.$K$1] - RADIANS(90); [.D10] &lt; [.M1] + RADIANS(90)); ASIN([.D14]); IF(AND([.D10] &gt; [.$K$1] + RADIANS(90); [.D10] &lt; [.$K$1] + RADIANS(270)); ASIN(RADIANS(180)-[.D14]); &quot;WTF&quot;))))" office:value-type="boolean" office:boolean-value="-6.98849866220178" calcext:value-type="boolean">
            <text:p>VRAI</text:p>
          </table:table-cell>
          <table:table-cell table:style-name="ce4" table:formula="of:= DEGREES(IF(AND([.E10] &gt; [.$K$1]-RADIANS(270); [.E10] &lt; [.$K$1] - RADIANS(90)); ASIN(+RADIANS(180)-[.E14]); IF(AND([.E10] &gt; [.$K$1] - RADIANS(90); [.E10] &lt; [.N1] + RADIANS(90)); ASIN([.E14]); IF(AND([.E10] &gt; [.$K$1] + RADIANS(90); [.E10] &lt; [.$K$1] + RADIANS(270)); ASIN(RADIANS(180)-[.E14]); &quot;WTF&quot;))))" office:value-type="boolean" office:boolean-value="-37.9098624448795" calcext:value-type="boolean">
            <text:p>VRAI</text:p>
          </table:table-cell>
          <table:table-cell table:style-name="ce4" table:formula="of:= DEGREES(IF(AND([.F10] &gt; [.$K$1]-RADIANS(270); [.F10] &lt; [.$K$1] - RADIANS(90)); ASIN(+RADIANS(180)-[.F14]); IF(AND([.F10] &gt; [.$K$1] - RADIANS(90); [.F10] &lt; [.O1] + RADIANS(90)); ASIN([.F14]); IF(AND([.F10] &gt; [.$K$1] + RADIANS(90); [.F10] &lt; [.$K$1] + RADIANS(270)); ASIN(RADIANS(180)-[.F14]); &quot;WTF&quot;))))" office:value-type="boolean" office:boolean-value="-15.2743095215635" calcext:value-type="boolean">
            <text:p>VRAI</text:p>
          </table:table-cell>
          <table:table-cell table:style-name="ce4" table:formula="of:= DEGREES(IF(AND([.G10] &gt; [.$K$1]-RADIANS(270); [.G10] &lt; [.$K$1] - RADIANS(90)); ASIN(+RADIANS(180)-[.G14]); IF(AND([.G10] &gt; [.$K$1] - RADIANS(90); [.G10] &lt; [.P1] + RADIANS(90)); ASIN([.G14]); IF(AND([.G10] &gt; [.$K$1] + RADIANS(90); [.G10] &lt; [.$K$1] + RADIANS(270)); ASIN(RADIANS(180)-[.G14]); &quot;WTF&quot;))))" office:value-type="boolean" office:boolean-value="-3.32556340058052" calcext:value-type="boolean">
            <text:p>VRAI</text:p>
          </table:table-cell>
          <table:table-cell table:style-name="ce4" table:formula="of:= DEGREES(IF(AND([.H10] &gt; [.$K$1]-RADIANS(270); [.H10] &lt; [.$K$1] - RADIANS(90)); ASIN(+RADIANS(180)-[.H14]); IF(AND([.H10] &gt; [.$K$1] - RADIANS(90); [.H10] &lt; [.Q1] + RADIANS(90)); ASIN([.H14]); IF(AND([.H10] &gt; [.$K$1] + RADIANS(90); [.H10] &lt; [.$K$1] + RADIANS(270)); ASIN(RADIANS(180)-[.H14]); &quot;WTF&quot;))))" office:value-type="string" office:string-value="" calcext:value-type="error">
            <text:p>#VALEUR !</text:p>
          </table:table-cell>
          <table:table-cell table:style-name="ce4" table:formula="of:= DEGREES(IF(AND([.I10] &gt; [.$K$1]-RADIANS(270); [.I10] &lt; [.$K$1] - RADIANS(90)); ASIN(+RADIANS(180)-[.I14]); IF(AND([.I10] &gt; [.$K$1] - RADIANS(90); [.I10] &lt; [.R1] + RADIANS(90)); ASIN([.I14]); IF(AND([.I10] &gt; [.$K$1] + RADIANS(90); [.I10] &lt; [.$K$1] + RADIANS(270)); ASIN(RADIANS(180)-[.I14]); &quot;WTF&quot;))))" office:value-type="string" office:string-value="" calcext:value-type="error">
            <text:p>#VALEUR !</text:p>
          </table:table-cell>
          <table:table-cell table:style-name="ce4" table:formula="of:= DEGREES(IF(AND([.J10] &gt; [.$K$1]-RADIANS(270); [.J10] &lt; [.$K$1] - RADIANS(90)); ASIN(+RADIANS(180)-[.J14]); IF(AND([.J10] &gt; [.$K$1] - RADIANS(90); [.J10] &lt; [.S1] + RADIANS(90)); ASIN([.J14]); IF(AND([.J10] &gt; [.$K$1] + RADIANS(90); [.J10] &lt; [.$K$1] + RADIANS(270)); ASIN(RADIANS(180)-[.J14]); &quot;WTF&quot;))))" office:value-type="string" office:string-value="" calcext:value-type="error">
            <text:p>#VALEUR !</text:p>
          </table:table-cell>
          <table:table-cell table:style-name="ce4" table:formula="of:= DEGREES(IF(AND([.K10] &gt; [.$K$1]-RADIANS(270); [.K10] &lt; [.$K$1] - RADIANS(90)); ASIN(+RADIANS(180)-[.K14]); IF(AND([.K10] &gt; [.$K$1] - RADIANS(90); [.K10] &lt; [.T1] + RADIANS(90)); ASIN([.K14]); IF(AND([.K10] &gt; [.$K$1] + RADIANS(90); [.K10] &lt; [.$K$1] + RADIANS(270)); ASIN(RADIANS(180)-[.K14]); &quot;WTF&quot;))))" office:value-type="string" office:string-value="" calcext:value-type="error">
            <text:p>#VALEUR !</text:p>
          </table:table-cell>
          <table:table-cell table:style-name="ce4" table:formula="of:= DEGREES(IF(AND([.L10] &gt; [.$K$1]-RADIANS(270); [.L10] &lt; [.$K$1] - RADIANS(90)); ASIN(+RADIANS(180)-[.L14]); IF(AND([.L10] &gt; [.$K$1] - RADIANS(90); [.L10] &lt; [.U1] + RADIANS(90)); ASIN([.L14]); IF(AND([.L10] &gt; [.$K$1] + RADIANS(90); [.L10] &lt; [.$K$1] + RADIANS(270)); ASIN(RADIANS(180)-[.L14]); &quot;WTF&quot;))))" office:value-type="string" office:string-value="" calcext:value-type="error">
            <text:p>#VALEUR !</text:p>
          </table:table-cell>
          <table:table-cell table:style-name="ce4" table:formula="of:= DEGREES(IF(AND([.M10] &gt; [.$K$1]-RADIANS(270); [.M10] &lt; [.$K$1] - RADIANS(90)); ASIN(+RADIANS(180)-[.M14]); IF(AND([.M10] &gt; [.$K$1] - RADIANS(90); [.M10] &lt; [.V1] + RADIANS(90)); ASIN([.M14]); IF(AND([.M10] &gt; [.$K$1] + RADIANS(90); [.M10] &lt; [.$K$1] + RADIANS(270)); ASIN(RADIANS(180)-[.M14]); &quot;WTF&quot;))))" office:value-type="string" office:string-value="" calcext:value-type="error">
            <text:p>#VALEUR !</text:p>
          </table:table-cell>
          <table:table-cell table:style-name="ce4" table:formula="of:= DEGREES(IF(AND([.N10] &gt; [.$K$1]-RADIANS(270); [.N10] &lt; [.$K$1] - RADIANS(90)); ASIN(+RADIANS(180)-[.N14]); IF(AND([.N10] &gt; [.$K$1] - RADIANS(90); [.N10] &lt; [.W1] + RADIANS(90)); ASIN([.N14]); IF(AND([.N10] &gt; [.$K$1] + RADIANS(90); [.N10] &lt; [.$K$1] + RADIANS(270)); ASIN(RADIANS(180)-[.N14]); &quot;WTF&quot;))))" office:value-type="string" office:string-value="" calcext:value-type="error">
            <text:p>#VALEUR !</text:p>
          </table:table-cell>
          <table:table-cell table:style-name="ce4" table:formula="of:= DEGREES(IF(AND([.O10] &gt; [.$K$1]-RADIANS(270); [.O10] &lt; [.$K$1] - RADIANS(90)); ASIN(+RADIANS(180)-[.O14]); IF(AND([.O10] &gt; [.$K$1] - RADIANS(90); [.O10] &lt; [.X1] + RADIANS(90)); ASIN([.O14]); IF(AND([.O10] &gt; [.$K$1] + RADIANS(90); [.O10] &lt; [.$K$1] + RADIANS(270)); ASIN(RADIANS(180)-[.O14]); &quot;WTF&quot;))))" office:value-type="string" office:string-value="" calcext:value-type="error">
            <text:p>#VALEUR !</text:p>
          </table:table-cell>
          <table:table-cell table:style-name="ce4" table:formula="of:= DEGREES(IF(AND([.P10] &gt; [.$K$1]-RADIANS(270); [.P10] &lt; [.$K$1] - RADIANS(90)); ASIN(+RADIANS(180)-[.P14]); IF(AND([.P10] &gt; [.$K$1] - RADIANS(90); [.P10] &lt; [.Y1] + RADIANS(90)); ASIN([.P14]); IF(AND([.P10] &gt; [.$K$1] + RADIANS(90); [.P10] &lt; [.$K$1] + RADIANS(270)); ASIN(RADIANS(180)-[.P14]); &quot;WTF&quot;)))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Ls (°) =</text:p>
          </table:table-cell>
          <table:table-cell table:formula="of:= [.$B$5] + [.B15] - (360/86144)*([.B12])" office:value-type="float" office:value="-21.9725713711601" calcext:value-type="float">
            <text:p>-21,9725713712</text:p>
          </table:table-cell>
          <table:table-cell table:formula="of:= [.$B$5] + [.C15] - (360/86144)*([.C12])" office:value-type="float" office:value="-24.777982161307" calcext:value-type="float">
            <text:p>-24,7779821613</text:p>
          </table:table-cell>
          <table:table-cell table:formula="of:= [.$B$5] + [.D15] - (360/86144)*([.D12])" office:value-type="float" office:value="-34.7428338428956" calcext:value-type="float">
            <text:p>-34,7428338429</text:p>
          </table:table-cell>
          <table:table-cell table:formula="of:= [.$B$5] + [.E15] - (360/86144)*([.E12])" office:value-type="float" office:value="-68.4889341045451" calcext:value-type="float">
            <text:p>-68,4889341045</text:p>
          </table:table-cell>
          <table:table-cell table:formula="of:= [.$B$5] + [.F15] - (360/86144)*([.F12])" office:value-type="float" office:value="-48.6781176602009" calcext:value-type="float">
            <text:p>-48,6781176602</text:p>
          </table:table-cell>
          <table:table-cell table:formula="of:= [.$B$5] + [.G15] - (360/86144)*([.G12])" office:value-type="float" office:value="-39.5543348530203" calcext:value-type="float">
            <text:p>-39,554334853</text:p>
          </table:table-cell>
          <table:table-cell table:formula="of:= [.$B$5] + [.H15] - (360/86144)*([.H12])" office:value-type="string" office:string-value="" calcext:value-type="error">
            <text:p>#VALEUR !</text:p>
          </table:table-cell>
          <table:table-cell table:formula="of:= [.$B$5] + [.I15] - (360/86144)*([.I12])" office:value-type="string" office:string-value="" calcext:value-type="error">
            <text:p>#VALEUR !</text:p>
          </table:table-cell>
          <table:table-cell table:formula="of:= [.$B$5] + [.J15] - (360/86144)*([.J12])" office:value-type="string" office:string-value="" calcext:value-type="error">
            <text:p>#VALEUR !</text:p>
          </table:table-cell>
          <table:table-cell table:formula="of:= [.$B$5] + [.K15] - (360/86144)*([.K12])" office:value-type="string" office:string-value="" calcext:value-type="error">
            <text:p>#VALEUR !</text:p>
          </table:table-cell>
          <table:table-cell table:formula="of:= [.$B$5] + [.L15] - (360/86144)*([.L12])" office:value-type="string" office:string-value="" calcext:value-type="error">
            <text:p>#VALEUR !</text:p>
          </table:table-cell>
          <table:table-cell table:formula="of:= [.$B$5] + [.M15] - (360/86144)*([.M12])" office:value-type="string" office:string-value="" calcext:value-type="error">
            <text:p>#VALEUR !</text:p>
          </table:table-cell>
          <table:table-cell table:formula="of:= [.$B$5] + [.N15] - (360/86144)*([.N12])" office:value-type="string" office:string-value="" calcext:value-type="error">
            <text:p>#VALEUR !</text:p>
          </table:table-cell>
          <table:table-cell table:formula="of:= [.$B$5] + [.O15] - (360/86144)*([.O12])" office:value-type="string" office:string-value="" calcext:value-type="error">
            <text:p>#VALEUR !</text:p>
          </table:table-cell>
          <table:table-cell table:formula="of:= [.$B$5] + [.P15] - (360/86144)*([.P12])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0:22:21.786913046</meta:creation-date>
    <dc:date>2016-11-07T12:26:18.834219379</dc:date>
    <meta:editing-duration>PT3M14S</meta:editing-duration>
    <meta:editing-cycles>1</meta:editing-cycles>
    <meta:document-statistic meta:table-count="1" meta:cell-count="158" meta:object-count="0"/>
    <meta:generator>LibreOffice/5.1.4.2$Linux_X86_64 LibreOffice_project/10m0$Build-2</meta:generator>
  </office:meta>
</office:document-meta>
</file>